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5.927cm" svg:height="2.012cm" svg:x="5.775cm" svg:y="1.575cm"><text:p text:style-name="P1">Utilisateur</text:p><text:p text:style-name="P1"/><text:p text:style-name="P1"/></draw:rect><draw:rect text:anchor-type="paragraph" draw:z-index="1" draw:style-name="gr1" draw:text-style-name="P1" svg:width="5.001cm" svg:height="1.985cm" svg:x="6.145cm" svg:y="4.486cm"><text:p text:style-name="P1">REST</text:p><text:p text:style-name="P1">DotNet</text:p></draw:rect><draw:rect text:anchor-type="paragraph" draw:z-index="2" draw:style-name="gr1" draw:text-style-name="P1" svg:width="5.372cm" svg:height="2.223cm" svg:x="5.987cm" svg:y="7.343cm"><text:p text:style-name="P1">URL</text:p></draw:rect><draw:line text:anchor-type="paragraph" draw:z-index="3" draw:style-name="gr2" draw:text-style-name="P2" svg:x1="8.474cm" svg:y1="3.427cm" svg:x2="8.527cm" svg:y2="4.487cm"><text:p/></draw:line><draw:line text:anchor-type="paragraph" draw:z-index="4" draw:style-name="gr2" draw:text-style-name="P1" svg:x1="8.685cm" svg:y1="6.47cm" svg:x2="8.659cm" svg:y2="7.343cm"><text:p/></draw:line><draw:rect text:anchor-type="paragraph" draw:z-index="5" draw:style-name="gr1" draw:text-style-name="P1" svg:width="5.319cm" svg:height="2.25cm" svg:x="6.04cm" svg:y="10.783cm"><text:p text:style-name="P1">Authentification</text:p></draw:rect><draw:line text:anchor-type="paragraph" draw:z-index="6" draw:style-name="gr2" draw:text-style-name="P1" svg:x1="8.738cm" svg:y1="9.433cm" svg:x2="8.738cm" svg:y2="10.782cm"><text:p/></draw:line><draw:rect text:anchor-type="paragraph" draw:z-index="7" draw:style-name="gr1" draw:text-style-name="P1" svg:width="3.335cm" svg:height="1.747cm" svg:x="12.522cm" svg:y="13.614cm"><text:p text:style-name="P1">Not ok</text:p><text:p text:style-name="P1"/></draw:rect><draw:line text:anchor-type="paragraph" draw:z-index="8" draw:style-name="gr2" draw:text-style-name="P1" svg:x1="10.088cm" svg:y1="13.032cm" svg:x2="12.522cm" svg:y2="14.196cm"><text:p/></draw:line><draw:path text:anchor-type="paragraph" draw:z-index="9" draw:style-name="gr2" draw:text-style-name="P1" svg:width="2.461cm" svg:height="4.656cm" svg:x="11.384cm" svg:y="8.983cm" svg:viewBox="0 0 2462 4657" svg:d="M2064 4657c-145-260-76-575 53-821 142-271 300-566 291-873-9-278 62-517 53-793-10-291-49-616-291-794-251-184-568-228-847-344-263-110-700-11-741-423l-106-265-264-238-212-106"><text:p/></draw:path><draw:line text:anchor-type="paragraph" draw:z-index="10" draw:style-name="gr2" draw:text-style-name="P1" svg:x1="8.738cm" svg:y1="13.032cm" svg:x2="8.738cm" svg:y2="14.831cm"><text:p/></draw:line><draw:rect text:anchor-type="paragraph" draw:z-index="11" draw:style-name="gr1" draw:text-style-name="P1" svg:width="5.504cm" svg:height="2.276cm" svg:x="5.907cm" svg:y="14.831cm"><text:p text:style-name="P1">GSB</text:p><text:p text:style-name="P1">DPT/MFD</text:p><text:p text:style-name="P1">FW</text:p></draw:rect><draw:line text:anchor-type="paragraph" draw:z-index="12" draw:style-name="gr2" draw:text-style-name="P1" svg:x1="8.871cm" svg:y1="17.106cm" svg:x2="8.871cm" svg:y2="18.297cm"><text:p/></draw:line><draw:rect text:anchor-type="paragraph" draw:z-index="13" draw:style-name="gr1" draw:text-style-name="P1" svg:width="5.16cm" svg:height="2.012cm" svg:x="6.119cm" svg:y="18.27cm"><text:p text:style-name="P1">XML</text:p><text:p text:style-name="P1">JSON</text:p></draw:rect><draw:line text:anchor-type="paragraph" draw:z-index="14" draw:style-name="gr2" draw:text-style-name="P1" svg:x1="8.897cm" svg:y1="20.281cm" svg:x2="8.897cm" svg:y2="21.763cm"><text:p/></draw:line><draw:rect text:anchor-type="paragraph" draw:z-index="15" draw:style-name="gr1" draw:text-style-name="P1" svg:width="4.737cm" svg:height="2.065cm" svg:x="6.41cm" svg:y="21.578cm"><text:p text:style-name="P1">Base de donnée</text:p></draw:rect><draw:line text:anchor-type="paragraph" draw:z-index="16" draw:style-name="gr2" draw:text-style-name="P1" svg:x1="8.315cm" svg:y1="23.641cm" svg:x2="9.294cm" svg:y2="24.461cm"><text:p/></draw:line><draw:rect text:anchor-type="paragraph" draw:z-index="17" draw:style-name="gr2" draw:text-style-name="P1" svg:width="3.176cm" svg:height="1.191cm" svg:x="9.294cm" svg:y="24.276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2T18:40:15.05</meta:creation-date>
    <meta:editing-duration>PT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  <dc:date>2019-02-02T18:40:25.06</dc:date>
  </office:meta>
</office:document-meta>
</file>